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6.5395in" style:use-optimal-column-width="false"/>
    </style:style>
    <style:style style:name="TableColumn3" style:family="table-column">
      <style:table-column-properties style:column-width="0.3923in" style:use-optimal-column-width="false"/>
    </style:style>
    <style:style style:name="TableColumn4" style:family="table-column">
      <style:table-column-properties style:column-width="0.393in" style:use-optimal-column-width="false"/>
    </style:style>
    <style:style style:name="TableColumn5" style:family="table-column">
      <style:table-column-properties style:column-width="0.393in" style:use-optimal-column-width="false"/>
    </style:style>
    <style:style style:name="TableColumn6" style:family="table-column">
      <style:table-column-properties style:column-width="0.393in" style:use-optimal-column-width="false"/>
    </style:style>
    <style:style style:name="TableColumn7" style:family="table-column">
      <style:table-column-properties style:column-width="0.393in" style:use-optimal-column-width="false"/>
    </style:style>
    <style:style style:name="TableColumn8" style:family="table-column">
      <style:table-column-properties style:column-width="0.393in" style:use-optimal-column-width="false"/>
    </style:style>
    <style:style style:name="TableColumn9" style:family="table-column">
      <style:table-column-properties style:column-width="0.393in" style:use-optimal-column-width="false"/>
    </style:style>
    <style:style style:name="TableColumn10" style:family="table-column">
      <style:table-column-properties style:column-width="0.393in" style:use-optimal-column-width="false"/>
    </style:style>
    <style:style style:name="TableColumn11" style:family="table-column">
      <style:table-column-properties style:column-width="0.393in" style:use-optimal-column-width="false"/>
    </style:style>
    <style:style style:name="TableColumn12" style:family="table-column">
      <style:table-column-properties style:column-width="0.393in" style:use-optimal-column-width="false"/>
    </style:style>
    <style:style style:name="Table1" style:family="table" style:master-page-name="MP0">
      <style:table-properties style:width="10.4694in" fo:margin-left="-0.4958in" table:align="left"/>
    </style:style>
    <style:style style:name="TableRow13" style:family="table-row">
      <style:table-row-properties style:min-row-height="0.3937in" style:use-optimal-row-height="false"/>
    </style:style>
    <style:style style:name="TableCell14" style:family="table-cell">
      <style:table-cell-properties fo:border="0.0069in solid #000000" fo:background-color="#E0E0E0" style:writing-mode="lr-tb" style:vertical-align="middle" fo:padding-top="0.0194in" fo:padding-left="0.0194in" fo:padding-bottom="0.0194in" fo:padding-right="0.0194in">
        <style:background-fill draw:fill="solid" draw:fill-color="#E0E0E0"/>
      </style:table-cell-properties>
    </style:style>
    <style:style style:name="P15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" style:parent-style-name="Normal" style:family="paragraph">
      <style:text-properties fo:font-weight="bold" style:font-weight-asian="bold"/>
    </style:style>
    <style:style style:name="TableRow21" style:family="table-row">
      <style:table-row-properties style:min-row-height="0.3798in"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.0194in" fo:padding-left="0.0194in" fo:padding-bottom="0.0194in" fo:padding-right="0.0194in">
        <style:background-fill draw:fill="solid" draw:fill-color="#B3B3B3"/>
      </style:table-cell-properties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ableCell26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0.0069in solid #000000" fo:background-color="#B3B3B3" style:writing-mode="lr-tb" style:vertical-align="middle" fo:padding-top="0in" fo:padding-left="0.0486in" fo:padding-bottom="0in" fo:padding-right="0.0486in">
        <style:background-fill draw:fill="solid" draw:fill-color="#B3B3B3"/>
      </style:table-cell-properties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Row44" style:family="table-row">
      <style:table-row-properties style:min-row-height="0.5923in"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54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TableCell5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486in" fo:padding-bottom="0in" fo:padding-right="0.0486in">
        <style:background-fill draw:fill="solid" draw:fill-color="#FFFFFF"/>
      </style:table-cell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9" style:parent-style-name="Normal" style:family="paragraph">
      <style:text-properties style:font-weight-complex="bold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1" style:parent-style-name="Normal" style:family="paragraph">
      <style:text-properties style:font-weight-complex="bold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3" style:parent-style-name="Normal" style:family="paragraph">
      <style:text-properties style:font-weight-complex="bold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ableCell70" style:family="table-cell">
      <style:table-cell-properties fo:border-top="none" fo:border-left="0.0069in solid #000000" fo:border-bottom="0.0069in solid #000000" fo:border-right="0.0069in solid #000000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4" style:parent-style-name="Normal" style:family="paragraph">
      <style:text-properties style:font-weight-complex="bold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6" style:parent-style-name="Normal" style:family="paragraph">
      <style:text-properties style:font-weight-complex="bold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8" style:parent-style-name="Normal" style:family="paragraph">
      <style:text-properties style:font-weight-complex="bold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0" style:parent-style-name="Normal" style:family="paragraph">
      <style:text-properties style:font-weight-complex="bold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2" style:parent-style-name="Normal" style:family="paragraph">
      <style:text-properties style:font-weight-complex="bold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4" style:parent-style-name="Normal" style:family="paragraph">
      <style:text-properties style:font-weight-complex="bold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6" style:parent-style-name="Normal" style:family="paragraph">
      <style:text-properties style:font-weight-complex="bold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8" style:parent-style-name="Normal" style:family="paragraph">
      <style:text-properties style:font-weight-complex="bold"/>
    </style:style>
    <style:style style:name="TableCell89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90" style:parent-style-name="Normal" style:family="paragraph">
      <style:text-properties style:font-weight-complex="bold"/>
    </style:style>
    <style:style style:name="TableCell91" style:family="table-cell">
      <style:table-cell-properties fo:border-top="none" fo:border-left="0.0069in solid #000000" fo:border-bottom="0.0069in solid #000000" fo:border-right="0.0069in solid #000000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92" style:parent-style-name="Normal" style:family="paragraph">
      <style:text-properties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6" style:parent-style-name="Normal" style:family="paragraph">
      <style:text-properties style:font-weight-complex="bold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8" style:parent-style-name="Normal" style:family="paragraph">
      <style:text-properties style:font-weight-complex="bold"/>
    </style:style>
    <style:style style:name="TableCell99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00" style:parent-style-name="Normal" style:family="paragraph">
      <style:text-properties style:font-weight-complex="bold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2" style:parent-style-name="Normal" style:family="paragraph">
      <style:text-properties style:font-weight-complex="bold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4" style:parent-style-name="Normal" style:family="paragraph">
      <style:text-properties style:font-weight-complex="bold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6" style:parent-style-name="Normal" style:family="paragraph">
      <style:text-properties style:font-weight-complex="bold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8" style:parent-style-name="Normal" style:family="paragraph">
      <style:text-properties style:font-weight-complex="bold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0" style:parent-style-name="Normal" style:family="paragraph">
      <style:text-properties style:font-weight-complex="bold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2" style:parent-style-name="Normal" style:family="paragraph">
      <style:text-properties style:font-weight-complex="bold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4" style:parent-style-name="Normal" style:family="paragraph">
      <style:text-properties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117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18" style:parent-style-name="Normal" style:family="paragraph">
      <style:text-properties style:font-weight-complex="bold"/>
    </style:style>
    <style:style style:name="TableCell119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20" style:parent-style-name="Normal" style:family="paragraph">
      <style:text-properties style:font-weight-complex="bold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2" style:parent-style-name="Normal" style:family="paragraph">
      <style:text-properties style:font-weight-complex="bold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4" style:parent-style-name="Normal" style:family="paragraph">
      <style:text-properties style:font-weight-complex="bold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6" style:parent-style-name="Normal" style:family="paragraph">
      <style:text-properties style:font-weight-complex="bold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8" style:parent-style-name="Normal" style:family="paragraph">
      <style:text-properties style:font-weight-complex="bold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0" style:parent-style-name="Normal" style:family="paragraph">
      <style:text-properties style:font-weight-complex="bold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2" style:parent-style-name="Normal" style:family="paragraph">
      <style:text-properties style:font-weight-complex="bold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4" style:parent-style-name="Normal" style:family="paragraph">
      <style:text-properties style:font-weight-complex="bold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6" style:parent-style-name="Normal" style:family="paragraph">
      <style:text-properties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0" style:parent-style-name="Normal" style:family="paragraph">
      <style:text-properties style:font-weight-complex="bold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2" style:parent-style-name="Normal" style:family="paragraph">
      <style:text-properties style:font-weight-complex="bold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4" style:parent-style-name="Normal" style:family="paragraph">
      <style:text-properties style:font-weight-complex="bold"/>
    </style:style>
    <style:style style:name="TableCell145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46" style:parent-style-name="Normal" style:family="paragraph">
      <style:text-properties style:font-weight-complex="bold"/>
    </style:style>
    <style:style style:name="TableCell147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48" style:parent-style-name="Normal" style:family="paragraph">
      <style:text-properties style:font-weight-complex="bold"/>
    </style:style>
    <style:style style:name="TableCell149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50" style:parent-style-name="Normal" style:family="paragraph">
      <style:text-properties style:font-weight-complex="bold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2" style:parent-style-name="Normal" style:family="paragraph">
      <style:text-properties style:font-weight-complex="bold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4" style:parent-style-name="Normal" style:family="paragraph">
      <style:text-properties style:font-weight-complex="bold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6" style:parent-style-name="Normal" style:family="paragraph">
      <style:text-properties style:font-weight-complex="bold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8" style:parent-style-name="Normal" style:family="paragraph">
      <style:text-properties style:font-weight-complex="bold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2" style:parent-style-name="Normal" style:family="paragraph">
      <style:text-properties style:font-weight-complex="bold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4" style:parent-style-name="Normal" style:family="paragraph">
      <style:text-properties style:font-weight-complex="bold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6" style:parent-style-name="Normal" style:family="paragraph">
      <style:text-properties style:font-weight-complex="bold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8" style:parent-style-name="Normal" style:family="paragraph">
      <style:text-properties style:font-weight-complex="bold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0" style:parent-style-name="Normal" style:family="paragraph">
      <style:text-properties style:font-weight-complex="bold"/>
    </style:style>
    <style:style style:name="TableCell171" style:family="table-cell">
      <style:table-cell-properties fo:border-top="none" fo:border-left="0.0069in solid #000000" fo:border-bottom="0.0069in solid #000000" fo:border-right="none" fo:background-color="#FFFFFF" style:writing-mode="lr-tb" style:vertical-align="middle" fo:padding-top="0in" fo:padding-left="0.0486in" fo:padding-bottom="0in" fo:padding-right="0.0486in">
        <style:background-fill draw:fill="solid" draw:fill-color="#FFFFFF"/>
      </style:table-cell-properties>
    </style:style>
    <style:style style:name="P172" style:parent-style-name="Normal" style:family="paragraph">
      <style:text-properties style:font-weight-complex="bold"/>
    </style:style>
    <style:style style:name="TableCell173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74" style:parent-style-name="Normal" style:family="paragraph">
      <style:text-properties style:font-weight-complex="bold"/>
    </style:style>
    <style:style style:name="TableCell175" style:family="table-cell">
      <style:table-cell-properties fo:border-top="none" fo:border-left="0.0069in solid #000000" fo:border-bottom="0.0069in solid #000000" fo:border-right="none" fo:background-color="#BFBFBF" style:writing-mode="lr-tb" style:vertical-align="middle" fo:padding-top="0in" fo:padding-left="0.0486in" fo:padding-bottom="0in" fo:padding-right="0.0486in">
        <style:background-fill draw:fill="solid" draw:fill-color="#BFBFBF"/>
      </style:table-cell-properties>
    </style:style>
    <style:style style:name="P176" style:parent-style-name="Normal" style:family="paragraph">
      <style:text-properties style:font-weight-complex="bold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8" style:parent-style-name="Normal" style:family="paragraph">
      <style:text-properties style:font-weight-complex="bold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0" style:parent-style-name="Normal" style:family="paragraph">
      <style:text-properties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11">
            <text:p text:style-name="P15">Cronograma de execu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/>
          </table:table-cell>
          <table:table-cell table:style-name="TableCell19" table:number-columns-spanned="10">
            <text:p text:style-name="P20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Atividades</text:p>
          </table:table-cell>
          <table:table-cell table:style-name="TableCell24">
            <text:p text:style-name="P25">1</text:p>
          </table:table-cell>
          <table:table-cell table:style-name="TableCell26">
            <text:p text:style-name="P27">2</text:p>
          </table:table-cell>
          <table:table-cell table:style-name="TableCell28">
            <text:p text:style-name="P29">3</text:p>
          </table:table-cell>
          <table:table-cell table:style-name="TableCell30">
            <text:p text:style-name="P31">4</text:p>
          </table:table-cell>
          <table:table-cell table:style-name="TableCell32">
            <text:p text:style-name="P33">5</text:p>
          </table:table-cell>
          <table:table-cell table:style-name="TableCell34">
            <text:p text:style-name="P35">6</text:p>
          </table:table-cell>
          <table:table-cell table:style-name="TableCell36">
            <text:p text:style-name="P37">7</text:p>
          </table:table-cell>
          <table:table-cell table:style-name="TableCell38">
            <text:p text:style-name="P39">8</text:p>
          </table:table-cell>
          <table:table-cell table:style-name="TableCell40">
            <text:p text:style-name="P41">9</text:p>
          </table:table-cell>
          <table:table-cell table:style-name="TableCell42">
            <text:p text:style-name="P43">10</text:p>
          </table:table-cell>
        </table:table-row>
        <table:table-row table:style-name="TableRow44">
          <table:table-cell table:style-name="TableCell45">
            <text:p text:style-name="Normal">Realizar o levantamento detalhado dos requisitos do sistema, identificando as necessidades dos usuários e traduzindo essas necessidades em funcionalidades bem definidas (Backlog);</text:p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  <table:table-cell table:style-name="TableCell52">
            <text:p text:style-name="Normal"/>
          </table:table-cell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</table:table-row>
        <table:table-row table:style-name="TableRow56">
          <table:table-cell table:style-name="TableCell57">
            <text:p text:style-name="Normal">Modelar o banco de dados do sistema, identificando entidades, atributos e relacionamentos necessários para representar corretamente as informações;</text:p>
            <text:p text:style-name="Normal">Modelar as interfaces e regras de negócios dos módulos do sistema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</table:table-row>
        <table:table-row table:style-name="TableRow71">
          <table:table-cell table:style-name="TableCell72">
            <text:p text:style-name="Normal">Documentar o sistema seguindo o padrão PRAXIS;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Normal">Projetar os testes dos módulos;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Normal">Estudar Frameworks mais adequados para a implementação do sistema;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Normal">Implementar os módulos do sistema;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Normal">Realizar testes funcionais para validação das funcionalidades implementadas.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Ferreira</meta:initial-creator>
    <dc:creator>Eduardo Ferreira</dc:creator>
    <meta:creation-date>2026-02-06T11:27:00Z</meta:creation-date>
    <dc:date>2026-02-06T11:27:00Z</dc:date>
    <meta:template xlink:href="Normal" xlink:type="simple"/>
    <meta:editing-cycles>2</meta:editing-cycles>
    <meta:editing-duration>PT120S</meta:editing-duration>
    <meta:document-statistic meta:page-count="1" meta:paragraph-count="1" meta:word-count="124" meta:character-count="794" meta:row-count="5" meta:non-whitespace-character-count="671"/>
  </office:meta>
</office:document-meta>
</file>